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1cm" svg:height="1.3cm" svg:x="3.9cm" svg:y="12.2cm">
          <text:p text:style-name="P1">采购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3cm" svg:x="8.1cm" svg:y="12.2cm">
          <text:p text:style-name="P1">销售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3cm" svg:x="6.1cm" svg:y="15.5cm">
          <text:p text:style-name="P1">仓管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3cm" svg:y1="13.6cm" svg:x2="6.9cm" svg:y2="15.5cm">
          <text:p/>
        </draw:line>
        <draw:line draw:style-name="gr2" draw:text-style-name="P1" draw:layer="layout" svg:x1="9.1cm" svg:y1="13.6cm" svg:x2="7.3cm" svg:y2="15.5cm">
          <text:p/>
        </draw:line>
        <draw:custom-shape draw:style-name="gr3" draw:text-style-name="P1" draw:layer="layout" svg:width="3.7cm" svg:height="1.4cm" svg:x="5.244cm" svg:y="10.041cm">
          <text:p text:style-name="P1">财务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1cm" svg:y1="12.2cm" svg:x2="6.2cm" svg:y2="11.3cm">
          <text:p/>
        </draw:line>
        <draw:line draw:style-name="gr2" draw:text-style-name="P1" draw:layer="layout" svg:x1="9.1cm" svg:y1="12.2cm" svg:x2="8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14:36:01.324089863</meta:creation-date>
    <dc:date>2015-05-05T14:40:11.738622751</dc:date>
    <meta:editing-duration>P0D</meta:editing-duration>
    <meta:editing-cycles>1</meta:editing-cycles>
    <meta:document-statistic meta:object-count="8"/>
    <meta:generator>LibreOffice/4.2.8.2$Linux_x86 LibreOffice_project/420m0$Build-2</meta:generator>
  </office:meta>
</office:document-meta>
</file>